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1.22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MinAS-results" table:style-name="ta1">
        <table:shapes>
          <draw:frame draw:z-index="0" draw:style-name="gr1" draw:text-style-name="P1" svg:width="159.8mm" svg:height="89.93mm" svg:x="266.69mm" svg:y="120.05mm">
            <loext:p draw:notify-on-update-of-ranges="'MaxMinAS-results'.A14:'MaxMinAS-results'.A133 'MaxMinAS-results'.A14:'MaxMinAS-results'.A133 'MaxMinAS-results'.B14:'MaxMinAS-results'.B1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params</text:p>
          </table:table-cell>
          <table:table-cell/>
          <table:table-cell office:value-type="string" calcext:value-type="string">
            <text:p>DD_Ta051.txt</text:p>
          </table:table-cell>
          <table:table-cell office:value-type="string" calcext:value-type="string">
            <text:p>DD_Ta052.txt</text:p>
          </table:table-cell>
          <table:table-cell office:value-type="string" calcext:value-type="string">
            <text:p>DD_Ta053.txt</text:p>
          </table:table-cell>
          <table:table-cell office:value-type="string" calcext:value-type="string">
            <text:p>DD_Ta054.txt</text:p>
          </table:table-cell>
          <table:table-cell office:value-type="string" calcext:value-type="string">
            <text:p>DD_Ta055.txt</text:p>
          </table:table-cell>
          <table:table-cell office:value-type="string" calcext:value-type="string">
            <text:p>DD_Ta056.txt</text:p>
          </table:table-cell>
          <table:table-cell office:value-type="string" calcext:value-type="string">
            <text:p>DD_Ta057.txt</text:p>
          </table:table-cell>
          <table:table-cell office:value-type="string" calcext:value-type="string">
            <text:p>DD_Ta058.txt</text:p>
          </table:table-cell>
          <table:table-cell office:value-type="string" calcext:value-type="string">
            <text:p>DD_Ta059.txt</text:p>
          </table:table-cell>
          <table:table-cell office:value-type="string" calcext:value-type="string">
            <text:p>DD_Ta060.txt</text:p>
          </table:table-cell>
          <table:table-cell office:value-type="string" calcext:value-type="string">
            <text:p>DD_Ta081.txt</text:p>
          </table:table-cell>
          <table:table-cell office:value-type="string" calcext:value-type="string">
            <text:p>DD_Ta082.txt</text:p>
          </table:table-cell>
          <table:table-cell office:value-type="string" calcext:value-type="string">
            <text:p>DD_Ta083.txt</text:p>
          </table:table-cell>
          <table:table-cell office:value-type="string" calcext:value-type="string">
            <text:p>DD_Ta084.txt</text:p>
          </table:table-cell>
          <table:table-cell office:value-type="string" calcext:value-type="string">
            <text:p>DD_Ta085.txt</text:p>
          </table:table-cell>
          <table:table-cell office:value-type="string" calcext:value-type="string">
            <text:p>DD_Ta086.txt</text:p>
          </table:table-cell>
          <table:table-cell office:value-type="string" calcext:value-type="string">
            <text:p>DD_Ta087.txt</text:p>
          </table:table-cell>
          <table:table-cell office:value-type="string" calcext:value-type="string">
            <text:p>DD_Ta088.txt</text:p>
          </table:table-cell>
          <table:table-cell office:value-type="string" calcext:value-type="string">
            <text:p>DD_Ta089.txt</text:p>
          </table:table-cell>
          <table:table-cell office:value-type="string" calcext:value-type="string">
            <text:p>DD_Ta090.txt</text:p>
          </table:table-cell>
        </table:table-row>
        <table:table-row table:style-name="ro1">
          <table:table-cell office:value-type="string" calcext:value-type="string">
            <text:p>n_ants_3_p_0_0.9_stagnation_threshold_5_trail_min_max_ratio_5_trail_persistence_0.75</text:p>
          </table:table-cell>
          <table:table-cell office:value-type="float" office:value="1" calcext:value-type="float">
            <text:p>1</text:p>
          </table:table-cell>
          <table:table-cell office:value-type="float" office:value="45634" calcext:value-type="float">
            <text:p>45634</text:p>
          </table:table-cell>
          <table:table-cell office:value-type="float" office:value="47185" calcext:value-type="float">
            <text:p>47185</text:p>
          </table:table-cell>
          <table:table-cell office:value-type="float" office:value="69893" calcext:value-type="float">
            <text:p>69893</text:p>
          </table:table-cell>
          <table:table-cell office:value-type="float" office:value="53690" calcext:value-type="float">
            <text:p>53690</text:p>
          </table:table-cell>
          <table:table-cell office:value-type="float" office:value="37317" calcext:value-type="float">
            <text:p>37317</text:p>
          </table:table-cell>
          <table:table-cell office:value-type="float" office:value="43023" calcext:value-type="float">
            <text:p>43023</text:p>
          </table:table-cell>
          <table:table-cell office:value-type="float" office:value="37225" calcext:value-type="float">
            <text:p>37225</text:p>
          </table:table-cell>
          <table:table-cell office:value-type="float" office:value="44911" calcext:value-type="float">
            <text:p>44911</text:p>
          </table:table-cell>
          <table:table-cell office:value-type="float" office:value="49259" calcext:value-type="float">
            <text:p>49259</text:p>
          </table:table-cell>
          <table:table-cell office:value-type="float" office:value="85130" calcext:value-type="float">
            <text:p>85130</text:p>
          </table:table-cell>
          <table:table-cell office:value-type="float" office:value="641431" calcext:value-type="float">
            <text:p>641431</text:p>
          </table:table-cell>
          <table:table-cell office:value-type="float" office:value="474659" calcext:value-type="float">
            <text:p>474659</text:p>
          </table:table-cell>
          <table:table-cell office:value-type="float" office:value="673827" calcext:value-type="float">
            <text:p>673827</text:p>
          </table:table-cell>
          <table:table-cell office:value-type="float" office:value="781523" calcext:value-type="float">
            <text:p>781523</text:p>
          </table:table-cell>
          <table:table-cell office:value-type="float" office:value="695606" calcext:value-type="float">
            <text:p>695606</text:p>
          </table:table-cell>
          <table:table-cell office:value-type="float" office:value="645767" calcext:value-type="float">
            <text:p>645767</text:p>
          </table:table-cell>
          <table:table-cell office:value-type="float" office:value="591638" calcext:value-type="float">
            <text:p>591638</text:p>
          </table:table-cell>
          <table:table-cell office:value-type="float" office:value="674218" calcext:value-type="float">
            <text:p>674218</text:p>
          </table:table-cell>
          <table:table-cell office:value-type="float" office:value="765179" calcext:value-type="float">
            <text:p>765179</text:p>
          </table:table-cell>
          <table:table-cell office:value-type="float" office:value="626360" calcext:value-type="float">
            <text:p>626360</text:p>
          </table:table-cell>
        </table:table-row>
        <table:table-row table:style-name="ro1">
          <table:table-cell office:value-type="string" calcext:value-type="string">
            <text:p>n_ants_3_p_0_0.5_stagnation_threshold_5_trail_min_max_ratio_5_trail_persistence_0.5</text:p>
          </table:table-cell>
          <table:table-cell office:value-type="float" office:value="2" calcext:value-type="float">
            <text:p>2</text:p>
          </table:table-cell>
          <table:table-cell office:value-type="float" office:value="81465" calcext:value-type="float">
            <text:p>81465</text:p>
          </table:table-cell>
          <table:table-cell office:value-type="float" office:value="143419" calcext:value-type="float">
            <text:p>143419</text:p>
          </table:table-cell>
          <table:table-cell office:value-type="float" office:value="129379" calcext:value-type="float">
            <text:p>129379</text:p>
          </table:table-cell>
          <table:table-cell office:value-type="float" office:value="111323" calcext:value-type="float">
            <text:p>111323</text:p>
          </table:table-cell>
          <table:table-cell office:value-type="float" office:value="118281" calcext:value-type="float">
            <text:p>118281</text:p>
          </table:table-cell>
          <table:table-cell office:value-type="float" office:value="97232" calcext:value-type="float">
            <text:p>97232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2409" calcext:value-type="float">
            <text:p>102409</text:p>
          </table:table-cell>
          <table:table-cell office:value-type="float" office:value="136644" calcext:value-type="float">
            <text:p>136644</text:p>
          </table:table-cell>
          <table:table-cell office:value-type="float" office:value="174104" calcext:value-type="float">
            <text:p>174104</text:p>
          </table:table-cell>
          <table:table-cell office:value-type="float" office:value="915297" calcext:value-type="float">
            <text:p>915297</text:p>
          </table:table-cell>
          <table:table-cell office:value-type="float" office:value="854097" calcext:value-type="float">
            <text:p>854097</text:p>
          </table:table-cell>
          <table:table-cell office:value-type="float" office:value="978713" calcext:value-type="float">
            <text:p>978713</text:p>
          </table:table-cell>
          <table:table-cell office:value-type="float" office:value="1129646" calcext:value-type="float">
            <text:p>1129646</text:p>
          </table:table-cell>
          <table:table-cell office:value-type="float" office:value="911083" calcext:value-type="float">
            <text:p>911083</text:p>
          </table:table-cell>
          <table:table-cell office:value-type="float" office:value="979762" calcext:value-type="float">
            <text:p>979762</text:p>
          </table:table-cell>
          <table:table-cell office:value-type="float" office:value="922862" calcext:value-type="float">
            <text:p>922862</text:p>
          </table:table-cell>
          <table:table-cell office:value-type="float" office:value="899807" calcext:value-type="float">
            <text:p>899807</text:p>
          </table:table-cell>
          <table:table-cell office:value-type="float" office:value="1160209" calcext:value-type="float">
            <text:p>1160209</text:p>
          </table:table-cell>
          <table:table-cell office:value-type="float" office:value="981142" calcext:value-type="float">
            <text:p>981142</text:p>
          </table:table-cell>
        </table:table-row>
        <table:table-row table:style-name="ro1">
          <table:table-cell office:value-type="string" calcext:value-type="string">
            <text:p>n_ants_3_p_0_0.2_stagnation_threshold_5_trail_min_max_ratio_5_trail_persistence_0.25</text:p>
          </table:table-cell>
          <table:table-cell office:value-type="float" office:value="3" calcext:value-type="float">
            <text:p>3</text:p>
          </table:table-cell>
          <table:table-cell office:value-type="float" office:value="113273" calcext:value-type="float">
            <text:p>113273</text:p>
          </table:table-cell>
          <table:table-cell office:value-type="float" office:value="167261" calcext:value-type="float">
            <text:p>167261</text:p>
          </table:table-cell>
          <table:table-cell office:value-type="float" office:value="146914" calcext:value-type="float">
            <text:p>146914</text:p>
          </table:table-cell>
          <table:table-cell office:value-type="float" office:value="150554" calcext:value-type="float">
            <text:p>150554</text:p>
          </table:table-cell>
          <table:table-cell office:value-type="float" office:value="173208" calcext:value-type="float">
            <text:p>173208</text:p>
          </table:table-cell>
          <table:table-cell office:value-type="float" office:value="139476" calcext:value-type="float">
            <text:p>139476</text:p>
          </table:table-cell>
          <table:table-cell office:value-type="float" office:value="154727" calcext:value-type="float">
            <text:p>154727</text:p>
          </table:table-cell>
          <table:table-cell office:value-type="float" office:value="152648" calcext:value-type="float">
            <text:p>152648</text:p>
          </table:table-cell>
          <table:table-cell office:value-type="float" office:value="164214" calcext:value-type="float">
            <text:p>164214</text:p>
          </table:table-cell>
          <table:table-cell office:value-type="float" office:value="194466" calcext:value-type="float">
            <text:p>194466</text:p>
          </table:table-cell>
          <table:table-cell office:value-type="float" office:value="1008561" calcext:value-type="float">
            <text:p>1008561</text:p>
          </table:table-cell>
          <table:table-cell office:value-type="float" office:value="912093" calcext:value-type="float">
            <text:p>912093</text:p>
          </table:table-cell>
          <table:table-cell office:value-type="float" office:value="1168794" calcext:value-type="float">
            <text:p>1168794</text:p>
          </table:table-cell>
          <table:table-cell office:value-type="float" office:value="1218814" calcext:value-type="float">
            <text:p>1218814</text:p>
          </table:table-cell>
          <table:table-cell office:value-type="float" office:value="1103679" calcext:value-type="float">
            <text:p>1103679</text:p>
          </table:table-cell>
          <table:table-cell office:value-type="float" office:value="1096542" calcext:value-type="float">
            <text:p>1096542</text:p>
          </table:table-cell>
          <table:table-cell office:value-type="float" office:value="1068107" calcext:value-type="float">
            <text:p>1068107</text:p>
          </table:table-cell>
          <table:table-cell office:value-type="float" office:value="1049749" calcext:value-type="float">
            <text:p>1049749</text:p>
          </table:table-cell>
          <table:table-cell office:value-type="float" office:value="1301392" calcext:value-type="float">
            <text:p>1301392</text:p>
          </table:table-cell>
          <table:table-cell office:value-type="float" office:value="1173487" calcext:value-type="float">
            <text:p>1173487</text:p>
          </table:table-cell>
        </table:table-row>
        <table:table-row table:style-name="ro1">
          <table:table-cell office:value-type="string" calcext:value-type="string">
            <text:p>n_ants_10_p_0_0.9_stagnation_threshold_5_trail_min_max_ratio_5_trail_persistence_0.75</text:p>
          </table:table-cell>
          <table:table-cell office:value-type="float" office:value="4" calcext:value-type="float">
            <text:p>4</text:p>
          </table:table-cell>
          <table:table-cell office:value-type="float" office:value="45634" calcext:value-type="float">
            <text:p>45634</text:p>
          </table:table-cell>
          <table:table-cell office:value-type="float" office:value="47185" calcext:value-type="float">
            <text:p>47185</text:p>
          </table:table-cell>
          <table:table-cell office:value-type="float" office:value="59848" calcext:value-type="float">
            <text:p>59848</text:p>
          </table:table-cell>
          <table:table-cell office:value-type="float" office:value="53690" calcext:value-type="float">
            <text:p>53690</text:p>
          </table:table-cell>
          <table:table-cell office:value-type="float" office:value="37317" calcext:value-type="float">
            <text:p>37317</text:p>
          </table:table-cell>
          <table:table-cell office:value-type="float" office:value="43023" calcext:value-type="float">
            <text:p>43023</text:p>
          </table:table-cell>
          <table:table-cell office:value-type="float" office:value="37118" calcext:value-type="float">
            <text:p>37118</text:p>
          </table:table-cell>
          <table:table-cell office:value-type="float" office:value="46788" calcext:value-type="float">
            <text:p>46788</text:p>
          </table:table-cell>
          <table:table-cell office:value-type="float" office:value="48716" calcext:value-type="float">
            <text:p>48716</text:p>
          </table:table-cell>
          <table:table-cell office:value-type="float" office:value="84800" calcext:value-type="float">
            <text:p>84800</text:p>
          </table:table-cell>
          <table:table-cell office:value-type="float" office:value="615191" calcext:value-type="float">
            <text:p>615191</text:p>
          </table:table-cell>
          <table:table-cell office:value-type="float" office:value="495596" calcext:value-type="float">
            <text:p>495596</text:p>
          </table:table-cell>
          <table:table-cell office:value-type="float" office:value="655616" calcext:value-type="float">
            <text:p>655616</text:p>
          </table:table-cell>
          <table:table-cell office:value-type="float" office:value="757196" calcext:value-type="float">
            <text:p>757196</text:p>
          </table:table-cell>
          <table:table-cell office:value-type="float" office:value="634578" calcext:value-type="float">
            <text:p>634578</text:p>
          </table:table-cell>
          <table:table-cell office:value-type="float" office:value="638900" calcext:value-type="float">
            <text:p>638900</text:p>
          </table:table-cell>
          <table:table-cell office:value-type="float" office:value="545842" calcext:value-type="float">
            <text:p>545842</text:p>
          </table:table-cell>
          <table:table-cell office:value-type="float" office:value="537901" calcext:value-type="float">
            <text:p>537901</text:p>
          </table:table-cell>
          <table:table-cell office:value-type="float" office:value="753383" calcext:value-type="float">
            <text:p>753383</text:p>
          </table:table-cell>
          <table:table-cell office:value-type="float" office:value="580337" calcext:value-type="float">
            <text:p>580337</text:p>
          </table:table-cell>
        </table:table-row>
        <table:table-row table:style-name="ro1">
          <table:table-cell office:value-type="string" calcext:value-type="string">
            <text:p>n_ants_10_p_0_0.5_stagnation_threshold_5_trail_min_max_ratio_5_trail_persistence_0.5</text:p>
          </table:table-cell>
          <table:table-cell office:value-type="float" office:value="5" calcext:value-type="float">
            <text:p>5</text:p>
          </table:table-cell>
          <table:table-cell office:value-type="float" office:value="91402" calcext:value-type="float">
            <text:p>91402</text:p>
          </table:table-cell>
          <table:table-cell office:value-type="float" office:value="93384" calcext:value-type="float">
            <text:p>93384</text:p>
          </table:table-cell>
          <table:table-cell office:value-type="float" office:value="115206" calcext:value-type="float">
            <text:p>115206</text:p>
          </table:table-cell>
          <table:table-cell office:value-type="float" office:value="109390" calcext:value-type="float">
            <text:p>109390</text:p>
          </table:table-cell>
          <table:table-cell office:value-type="float" office:value="101629" calcext:value-type="float">
            <text:p>101629</text:p>
          </table:table-cell>
          <table:table-cell office:value-type="float" office:value="87013" calcext:value-type="float">
            <text:p>87013</text:p>
          </table:table-cell>
          <table:table-cell office:value-type="float" office:value="92612" calcext:value-type="float">
            <text:p>92612</text:p>
          </table:table-cell>
          <table:table-cell office:value-type="float" office:value="112174" calcext:value-type="float">
            <text:p>112174</text:p>
          </table:table-cell>
          <table:table-cell office:value-type="float" office:value="112328" calcext:value-type="float">
            <text:p>112328</text:p>
          </table:table-cell>
          <table:table-cell office:value-type="float" office:value="160069" calcext:value-type="float">
            <text:p>160069</text:p>
          </table:table-cell>
          <table:table-cell office:value-type="float" office:value="898501" calcext:value-type="float">
            <text:p>898501</text:p>
          </table:table-cell>
          <table:table-cell office:value-type="float" office:value="774844" calcext:value-type="float">
            <text:p>774844</text:p>
          </table:table-cell>
          <table:table-cell office:value-type="float" office:value="888097" calcext:value-type="float">
            <text:p>888097</text:p>
          </table:table-cell>
          <table:table-cell office:value-type="float" office:value="1034874" calcext:value-type="float">
            <text:p>1034874</text:p>
          </table:table-cell>
          <table:table-cell office:value-type="float" office:value="944258" calcext:value-type="float">
            <text:p>944258</text:p>
          </table:table-cell>
          <table:table-cell office:value-type="float" office:value="943213" calcext:value-type="float">
            <text:p>943213</text:p>
          </table:table-cell>
          <table:table-cell office:value-type="float" office:value="793023" calcext:value-type="float">
            <text:p>793023</text:p>
          </table:table-cell>
          <table:table-cell office:value-type="float" office:value="847879" calcext:value-type="float">
            <text:p>847879</text:p>
          </table:table-cell>
          <table:table-cell office:value-type="float" office:value="1130638" calcext:value-type="float">
            <text:p>1130638</text:p>
          </table:table-cell>
          <table:table-cell office:value-type="float" office:value="953033" calcext:value-type="float">
            <text:p>953033</text:p>
          </table:table-cell>
        </table:table-row>
        <table:table-row table:style-name="ro1">
          <table:table-cell office:value-type="string" calcext:value-type="string">
            <text:p>n_ants_10_p_0_0.2_stagnation_threshold_5_trail_min_max_ratio_5_trail_persistence_0.25</text:p>
          </table:table-cell>
          <table:table-cell office:value-type="float" office:value="6" calcext:value-type="float">
            <text:p>6</text:p>
          </table:table-cell>
          <table:table-cell office:value-type="float" office:value="109351" calcext:value-type="float">
            <text:p>109351</text:p>
          </table:table-cell>
          <table:table-cell office:value-type="float" office:value="174278" calcext:value-type="float">
            <text:p>174278</text:p>
          </table:table-cell>
          <table:table-cell office:value-type="float" office:value="153339" calcext:value-type="float">
            <text:p>153339</text:p>
          </table:table-cell>
          <table:table-cell office:value-type="float" office:value="139149" calcext:value-type="float">
            <text:p>139149</text:p>
          </table:table-cell>
          <table:table-cell office:value-type="float" office:value="157068" calcext:value-type="float">
            <text:p>157068</text:p>
          </table:table-cell>
          <table:table-cell office:value-type="float" office:value="119128" calcext:value-type="float">
            <text:p>119128</text:p>
          </table:table-cell>
          <table:table-cell office:value-type="float" office:value="127806" calcext:value-type="float">
            <text:p>127806</text:p>
          </table:table-cell>
          <table:table-cell office:value-type="float" office:value="147503" calcext:value-type="float">
            <text:p>147503</text:p>
          </table:table-cell>
          <table:table-cell office:value-type="float" office:value="160045" calcext:value-type="float">
            <text:p>160045</text:p>
          </table:table-cell>
          <table:table-cell office:value-type="float" office:value="184564" calcext:value-type="float">
            <text:p>184564</text:p>
          </table:table-cell>
          <table:table-cell office:value-type="float" office:value="1061400" calcext:value-type="float">
            <text:p>1061400</text:p>
          </table:table-cell>
          <table:table-cell office:value-type="float" office:value="900851" calcext:value-type="float">
            <text:p>900851</text:p>
          </table:table-cell>
          <table:table-cell office:value-type="float" office:value="1078910" calcext:value-type="float">
            <text:p>1078910</text:p>
          </table:table-cell>
          <table:table-cell office:value-type="float" office:value="1231370" calcext:value-type="float">
            <text:p>1231370</text:p>
          </table:table-cell>
          <table:table-cell office:value-type="float" office:value="1128192" calcext:value-type="float">
            <text:p>1128192</text:p>
          </table:table-cell>
          <table:table-cell office:value-type="float" office:value="1087612" calcext:value-type="float">
            <text:p>1087612</text:p>
          </table:table-cell>
          <table:table-cell office:value-type="float" office:value="1015415" calcext:value-type="float">
            <text:p>1015415</text:p>
          </table:table-cell>
          <table:table-cell office:value-type="float" office:value="1079268" calcext:value-type="float">
            <text:p>1079268</text:p>
          </table:table-cell>
          <table:table-cell office:value-type="float" office:value="1205827" calcext:value-type="float">
            <text:p>1205827</text:p>
          </table:table-cell>
          <table:table-cell office:value-type="float" office:value="1111052" calcext:value-type="float">
            <text:p>111105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formula="of:=MATCH(MIN([.C2:.C7]);[.C2:.C7];0)" office:value-type="float" office:value="1" calcext:value-type="float">
            <text:p>1</text:p>
          </table:table-cell>
          <table:table-cell table:formula="of:=MATCH(MIN([.D2:.D7]);[.D2:.D7];0)" office:value-type="float" office:value="1" calcext:value-type="float">
            <text:p>1</text:p>
          </table:table-cell>
          <table:table-cell table:formula="of:=MATCH(MIN([.E2:.E7]);[.E2:.E7];0)" office:value-type="float" office:value="4" calcext:value-type="float">
            <text:p>4</text:p>
          </table:table-cell>
          <table:table-cell table:formula="of:=MATCH(MIN([.F2:.F7]);[.F2:.F7];0)" office:value-type="float" office:value="1" calcext:value-type="float">
            <text:p>1</text:p>
          </table:table-cell>
          <table:table-cell table:formula="of:=MATCH(MIN([.G2:.G7]);[.G2:.G7];0)" office:value-type="float" office:value="1" calcext:value-type="float">
            <text:p>1</text:p>
          </table:table-cell>
          <table:table-cell table:formula="of:=MATCH(MIN([.H2:.H7]);[.H2:.H7];0)" office:value-type="float" office:value="1" calcext:value-type="float">
            <text:p>1</text:p>
          </table:table-cell>
          <table:table-cell table:formula="of:=MATCH(MIN([.I2:.I7]);[.I2:.I7];0)" office:value-type="float" office:value="4" calcext:value-type="float">
            <text:p>4</text:p>
          </table:table-cell>
          <table:table-cell table:formula="of:=MATCH(MIN([.J2:.J7]);[.J2:.J7];0)" office:value-type="float" office:value="1" calcext:value-type="float">
            <text:p>1</text:p>
          </table:table-cell>
          <table:table-cell table:formula="of:=MATCH(MIN([.K2:.K7]);[.K2:.K7];0)" office:value-type="float" office:value="4" calcext:value-type="float">
            <text:p>4</text:p>
          </table:table-cell>
          <table:table-cell table:formula="of:=MATCH(MIN([.L2:.L7]);[.L2:.L7];0)" office:value-type="float" office:value="4" calcext:value-type="float">
            <text:p>4</text:p>
          </table:table-cell>
          <table:table-cell table:formula="of:=MATCH(MIN([.M2:.M7]);[.M2:.M7];0)" office:value-type="float" office:value="4" calcext:value-type="float">
            <text:p>4</text:p>
          </table:table-cell>
          <table:table-cell table:formula="of:=MATCH(MIN([.N2:.N7]);[.N2:.N7];0)" office:value-type="float" office:value="1" calcext:value-type="float">
            <text:p>1</text:p>
          </table:table-cell>
          <table:table-cell table:formula="of:=MATCH(MIN([.O2:.O7]);[.O2:.O7];0)" office:value-type="float" office:value="4" calcext:value-type="float">
            <text:p>4</text:p>
          </table:table-cell>
          <table:table-cell table:formula="of:=MATCH(MIN([.P2:.P7]);[.P2:.P7];0)" office:value-type="float" office:value="4" calcext:value-type="float">
            <text:p>4</text:p>
          </table:table-cell>
          <table:table-cell table:formula="of:=MATCH(MIN([.Q2:.Q7]);[.Q2:.Q7];0)" office:value-type="float" office:value="4" calcext:value-type="float">
            <text:p>4</text:p>
          </table:table-cell>
          <table:table-cell table:formula="of:=MATCH(MIN([.R2:.R7]);[.R2:.R7];0)" office:value-type="float" office:value="4" calcext:value-type="float">
            <text:p>4</text:p>
          </table:table-cell>
          <table:table-cell table:formula="of:=MATCH(MIN([.S2:.S7]);[.S2:.S7];0)" office:value-type="float" office:value="4" calcext:value-type="float">
            <text:p>4</text:p>
          </table:table-cell>
          <table:table-cell table:formula="of:=MATCH(MIN([.T2:.T7]);[.T2:.T7];0)" office:value-type="float" office:value="4" calcext:value-type="float">
            <text:p>4</text:p>
          </table:table-cell>
          <table:table-cell table:formula="of:=MATCH(MIN([.U2:.U7]);[.U2:.U7];0)" office:value-type="float" office:value="4" calcext:value-type="float">
            <text:p>4</text:p>
          </table:table-cell>
          <table:table-cell table:formula="of:=MATCH(MIN([.V2:.V7]);[.V2:.V7];0)" office:value-type="float" office:value="4" calcext:value-type="float">
            <text:p>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matrix-columns-spanned="1" table:number-matrix-rows-spanned="6" table:formula="of:=FREQUENCY([.C9:.V9];[.F11:.F16]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34" calcext:value-type="float">
            <text:p>456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85" calcext:value-type="float">
            <text:p>471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93" calcext:value-type="float">
            <text:p>6989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90" calcext:value-type="float">
            <text:p>53690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17" calcext:value-type="float">
            <text:p>37317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23" calcext:value-type="float">
            <text:p>43023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25" calcext:value-type="float">
            <text:p>37225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11" calcext:value-type="float">
            <text:p>4491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59" calcext:value-type="float">
            <text:p>49259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130" calcext:value-type="float">
            <text:p>85130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431" calcext:value-type="float">
            <text:p>64143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659" calcext:value-type="float">
            <text:p>474659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827" calcext:value-type="float">
            <text:p>673827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523" calcext:value-type="float">
            <text:p>781523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5606" calcext:value-type="float">
            <text:p>695606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767" calcext:value-type="float">
            <text:p>645767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638" calcext:value-type="float">
            <text:p>591638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4218" calcext:value-type="float">
            <text:p>674218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5179" calcext:value-type="float">
            <text:p>765179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360" calcext:value-type="float">
            <text:p>626360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465" calcext:value-type="float">
            <text:p>81465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419" calcext:value-type="float">
            <text:p>143419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379" calcext:value-type="float">
            <text:p>129379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323" calcext:value-type="float">
            <text:p>111323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281" calcext:value-type="float">
            <text:p>11828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232" calcext:value-type="float">
            <text:p>9723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078" calcext:value-type="float">
            <text:p>102078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09" calcext:value-type="float">
            <text:p>102409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644" calcext:value-type="float">
            <text:p>136644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104" calcext:value-type="float">
            <text:p>174104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5297" calcext:value-type="float">
            <text:p>915297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4097" calcext:value-type="float">
            <text:p>854097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713" calcext:value-type="float">
            <text:p>978713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9646" calcext:value-type="float">
            <text:p>1129646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1083" calcext:value-type="float">
            <text:p>911083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9762" calcext:value-type="float">
            <text:p>97976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2862" calcext:value-type="float">
            <text:p>922862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9807" calcext:value-type="float">
            <text:p>899807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0209" calcext:value-type="float">
            <text:p>1160209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1142" calcext:value-type="float">
            <text:p>98114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273" calcext:value-type="float">
            <text:p>11327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261" calcext:value-type="float">
            <text:p>167261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914" calcext:value-type="float">
            <text:p>146914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554" calcext:value-type="float">
            <text:p>150554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208" calcext:value-type="float">
            <text:p>173208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476" calcext:value-type="float">
            <text:p>139476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727" calcext:value-type="float">
            <text:p>154727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2648" calcext:value-type="float">
            <text:p>152648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214" calcext:value-type="float">
            <text:p>164214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466" calcext:value-type="float">
            <text:p>194466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8561" calcext:value-type="float">
            <text:p>1008561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2093" calcext:value-type="float">
            <text:p>91209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8794" calcext:value-type="float">
            <text:p>1168794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8814" calcext:value-type="float">
            <text:p>1218814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3679" calcext:value-type="float">
            <text:p>1103679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6542" calcext:value-type="float">
            <text:p>109654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8107" calcext:value-type="float">
            <text:p>1068107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9749" calcext:value-type="float">
            <text:p>1049749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1392" calcext:value-type="float">
            <text:p>130139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3487" calcext:value-type="float">
            <text:p>1173487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34" calcext:value-type="float">
            <text:p>4563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85" calcext:value-type="float">
            <text:p>47185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848" calcext:value-type="float">
            <text:p>59848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690" calcext:value-type="float">
            <text:p>53690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17" calcext:value-type="float">
            <text:p>37317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023" calcext:value-type="float">
            <text:p>43023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118" calcext:value-type="float">
            <text:p>37118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788" calcext:value-type="float">
            <text:p>46788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716" calcext:value-type="float">
            <text:p>48716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800" calcext:value-type="float">
            <text:p>84800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5191" calcext:value-type="float">
            <text:p>615191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5596" calcext:value-type="float">
            <text:p>495596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616" calcext:value-type="float">
            <text:p>655616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7196" calcext:value-type="float">
            <text:p>757196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578" calcext:value-type="float">
            <text:p>634578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8900" calcext:value-type="float">
            <text:p>638900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5842" calcext:value-type="float">
            <text:p>54584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7901" calcext:value-type="float">
            <text:p>537901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3383" calcext:value-type="float">
            <text:p>753383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0337" calcext:value-type="float">
            <text:p>580337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402" calcext:value-type="float">
            <text:p>91402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384" calcext:value-type="float">
            <text:p>93384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206" calcext:value-type="float">
            <text:p>115206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390" calcext:value-type="float">
            <text:p>109390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629" calcext:value-type="float">
            <text:p>10162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013" calcext:value-type="float">
            <text:p>87013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612" calcext:value-type="float">
            <text:p>92612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174" calcext:value-type="float">
            <text:p>112174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328" calcext:value-type="float">
            <text:p>112328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69" calcext:value-type="float">
            <text:p>16006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8501" calcext:value-type="float">
            <text:p>898501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4844" calcext:value-type="float">
            <text:p>774844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8097" calcext:value-type="float">
            <text:p>888097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4874" calcext:value-type="float">
            <text:p>1034874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258" calcext:value-type="float">
            <text:p>944258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3213" calcext:value-type="float">
            <text:p>943213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3023" calcext:value-type="float">
            <text:p>793023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7879" calcext:value-type="float">
            <text:p>84787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638" calcext:value-type="float">
            <text:p>1130638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3033" calcext:value-type="float">
            <text:p>953033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351" calcext:value-type="float">
            <text:p>109351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278" calcext:value-type="float">
            <text:p>174278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3339" calcext:value-type="float">
            <text:p>153339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149" calcext:value-type="float">
            <text:p>139149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068" calcext:value-type="float">
            <text:p>157068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128" calcext:value-type="float">
            <text:p>119128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806" calcext:value-type="float">
            <text:p>12780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503" calcext:value-type="float">
            <text:p>147503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045" calcext:value-type="float">
            <text:p>160045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4564" calcext:value-type="float">
            <text:p>184564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1400" calcext:value-type="float">
            <text:p>106140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851" calcext:value-type="float">
            <text:p>900851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8910" calcext:value-type="float">
            <text:p>107891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1370" calcext:value-type="float">
            <text:p>123137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8192" calcext:value-type="float">
            <text:p>1128192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7612" calcext:value-type="float">
            <text:p>1087612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5415" calcext:value-type="float">
            <text:p>1015415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268" calcext:value-type="float">
            <text:p>1079268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5827" calcext:value-type="float">
            <text:p>1205827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1052" calcext:value-type="float">
            <text:p>1111052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3:59:09.280665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00:03:13.888113713</dc:date>
    <meta:editing-duration>PT10M58S</meta:editing-duration>
    <meta:editing-cycles>5</meta:editing-cycles>
    <meta:generator>LibreOffice/5.1.6.2$Linux_X86_64 LibreOffice_project/10m0$Build-2</meta:generator>
    <meta:document-statistic meta:table-count="1" meta:cell-count="4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8.994cm" xlink:href=".." xlink:type="simple" chart:class="chart:scatter" chart:column-mapping="0" chart:style-name="ch1">
        <chart:legend chart:legend-position="end" svg:x="13.718cm" svg:y="4.198cm" style:legend-expansion="high" chart:style-name="ch2"/>
        <chart:plot-area chart:style-name="ch3" table:cell-range-address="'MaxMinAS-results'.A14:'MaxMinAS-results'.B133" chart:data-source-has-labels="column" svg:x="0.319cm" svg:y="0.179cm" svg:width="13.08cm" svg:height="8.636cm">
          <chartooo:coordinate-region svg:x="1.681cm" svg:y="0.378cm" svg:width="11.439cm" svg:height="7.79cm"/>
          <chart:axis chart:dimension="x" chart:name="primary-x" chart:style-name="ch4" chartooo:axis-type="auto">
            <chart:categories table:cell-range-address="'MaxMinAS-results'.A14:'MaxMinAS-results'.A1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axMinAS-results'.B14:'MaxMinAS-results'.B133" chart:class="chart:scatter">
            <chart:domain table:cell-range-address="'MaxMinAS-results'.A14:'MaxMinAS-results'.A133"/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axMinAS-results'.A14:'MaxMinAS-results'.A133</svg:desc>
                </draw:g>
              </table:table-cell>
              <table:table-cell office:value-type="float" office:value="1">
                <text:p>1</text:p>
                <draw:g>
                  <svg:desc>'MaxMinAS-results'.A14:'MaxMinAS-results'.A133</svg:desc>
                </draw:g>
              </table:table-cell>
              <table:table-cell office:value-type="float" office:value="45634">
                <text:p>45634</text:p>
                <draw:g>
                  <svg:desc>'MaxMinAS-results'.B14:'MaxMinAS-results'.B1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7185">
                <text:p>4718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9893">
                <text:p>698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3690">
                <text:p>5369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317">
                <text:p>373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023">
                <text:p>430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225">
                <text:p>372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4911">
                <text:p>449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259">
                <text:p>492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5130">
                <text:p>8513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1431">
                <text:p>6414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74659">
                <text:p>4746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73827">
                <text:p>67382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81523">
                <text:p>78152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95606">
                <text:p>6956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767">
                <text:p>6457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1638">
                <text:p>59163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74218">
                <text:p>6742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65179">
                <text:p>7651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26360">
                <text:p>62636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1465">
                <text:p>814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3419">
                <text:p>1434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9379">
                <text:p>1293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1323">
                <text:p>1113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8281">
                <text:p>1182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7232">
                <text:p>972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078">
                <text:p>10207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409">
                <text:p>1024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644">
                <text:p>1366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4104">
                <text:p>1741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5297">
                <text:p>9152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4097">
                <text:p>8540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78713">
                <text:p>9787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29646">
                <text:p>11296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1083">
                <text:p>9110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79762">
                <text:p>9797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22862">
                <text:p>9228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9807">
                <text:p>8998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60209">
                <text:p>11602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1142">
                <text:p>9811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3273">
                <text:p>1132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7261">
                <text:p>1672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6914">
                <text:p>1469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0554">
                <text:p>1505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3208">
                <text:p>1732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9476">
                <text:p>1394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4727">
                <text:p>1547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2648">
                <text:p>1526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4214">
                <text:p>1642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4466">
                <text:p>1944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8561">
                <text:p>10085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2093">
                <text:p>9120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68794">
                <text:p>11687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18814">
                <text:p>12188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03679">
                <text:p>11036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96542">
                <text:p>10965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68107">
                <text:p>10681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9749">
                <text:p>10497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01392">
                <text:p>13013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73487">
                <text:p>11734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634">
                <text:p>456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185">
                <text:p>471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848">
                <text:p>598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690">
                <text:p>536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317">
                <text:p>373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23">
                <text:p>430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118">
                <text:p>371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788">
                <text:p>467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8716">
                <text:p>487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4800">
                <text:p>848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5191">
                <text:p>6151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5596">
                <text:p>4955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5616">
                <text:p>6556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57196">
                <text:p>7571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4578">
                <text:p>6345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8900">
                <text:p>6389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45842">
                <text:p>5458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7901">
                <text:p>5379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53383">
                <text:p>7533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80337">
                <text:p>5803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1402">
                <text:p>914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3384">
                <text:p>933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206">
                <text:p>1152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9390">
                <text:p>10939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1629">
                <text:p>1016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7013">
                <text:p>870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2612">
                <text:p>926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2174">
                <text:p>112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2328">
                <text:p>1123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0069">
                <text:p>1600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8501">
                <text:p>8985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74844">
                <text:p>774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88097">
                <text:p>8880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4874">
                <text:p>10348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44258">
                <text:p>9442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43213">
                <text:p>943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3023">
                <text:p>7930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47879">
                <text:p>847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30638">
                <text:p>11306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53033">
                <text:p>9530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9351">
                <text:p>109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4278">
                <text:p>1742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3339">
                <text:p>1533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9149">
                <text:p>1391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7068">
                <text:p>1570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9128">
                <text:p>1191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7806">
                <text:p>1278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503">
                <text:p>1475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0045">
                <text:p>1600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4564">
                <text:p>1845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61400">
                <text:p>10614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00851">
                <text:p>9008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78910">
                <text:p>10789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31370">
                <text:p>123137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28192">
                <text:p>11281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87612">
                <text:p>10876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15415">
                <text:p>10154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79268">
                <text:p>10792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05827">
                <text:p>12058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11052">
                <text:p>1111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